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P1" style:parent-style-name="Normální" style:master-page-name="MPF0" style:family="paragraph">
      <style:paragraph-properties fo:break-before="page"/>
    </style:style>
    <style:style style:name="TableColumn10" style:family="table-column">
      <style:table-column-properties style:column-width="1.0833in"/>
    </style:style>
    <style:style style:name="TableColumn11" style:family="table-column">
      <style:table-column-properties style:column-width="2.1652in"/>
    </style:style>
    <style:style style:name="TableColumn12" style:family="table-column">
      <style:table-column-properties style:column-width="2.8034in"/>
    </style:style>
    <style:style style:name="Table9" style:family="table">
      <style:table-properties style:width="6.052in" fo:margin-left="0in" table:align="left"/>
    </style:style>
    <style:style style:name="TableRow13" style:family="table-row">
      <style:table-row-properties style:min-row-height="0.7in"/>
    </style:style>
    <style:style style:name="TableCell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adpis1" style:family="paragraph">
      <style:paragraph-properties fo:text-align="justify"/>
    </style:style>
    <style:style style:name="P18" style:parent-style-name="Nadpis1" style:family="paragraph">
      <style:paragraph-properties fo:text-align="justify"/>
    </style:style>
    <style:style style:name="P19" style:parent-style-name="Základnítext" style:family="paragraph">
      <style:text-properties fo:color="#000000"/>
    </style:style>
    <style:style style:name="T20" style:parent-style-name="Standardnípísmoodstavce" style:family="text">
      <style:text-properties fo:color="#000000"/>
    </style:style>
    <style:style style:name="T21" style:parent-style-name="Standardnípísmoodstavce" style:family="text">
      <style:text-properties fo:color="#000000"/>
    </style:style>
    <style:style style:name="T22" style:parent-style-name="Silné" style:family="text">
      <style:text-properties fo:color="#000000"/>
    </style:style>
    <style:style style:name="T23" style:parent-style-name="Standardnípísmoodstavce" style:family="text">
      <style:text-properties fo:color="#000000"/>
    </style:style>
    <style:style style:name="T24" style:parent-style-name="instrukce" style:family="text">
      <style:text-properties fo:color="#000000"/>
    </style:style>
    <style:style style:name="T25" style:parent-style-name="instrukce" style:family="text">
      <style:text-properties fo:color="#000000"/>
    </style:style>
    <style:style style:name="P26" style:parent-style-name="Základnítext" style:family="paragraph">
      <style:text-properties fo:color="#000000"/>
    </style:style>
    <style:style style:name="P27" style:parent-style-name="Základnítext" style:family="paragraph">
      <style:text-properties fo:color="#000000"/>
    </style:style>
    <style:style style:name="P28" style:parent-style-name="podpis" style:family="paragraph">
      <style:paragraph-properties fo:margin-top="0.3333in"/>
    </style:style>
    <style:style style:name="T29" style:parent-style-name="Standardnípísmoodstavce" style:family="text">
      <style:text-properties fo:color="#000000"/>
    </style:style>
    <style:style style:name="P30" style:parent-style-name="podpis" style:family="paragraph">
      <style:text-properties fo:color="#000000"/>
    </style:style>
    <style:style style:name="P31" style:parent-style-name="Normální" style:family="paragraph">
      <style:text-properties fo:color="#000000"/>
    </style:style>
    <style:style style:name="P32" style:parent-style-name="Normální" style:family="paragraph">
      <style:text-properties fo:color="#000000"/>
    </style:style>
    <style:style style:name="P33" style:parent-style-name="Příloha" style:family="paragraph">
      <style:text-properties fo:color="#000000"/>
    </style:style>
    <style:style style:name="P34" style:parent-style-name="Příloha" style:family="paragraph">
      <style:text-properties fo:color="#000000"/>
    </style:style>
    <style:style style:name="T35" style:parent-style-name="instrukce" style:family="text">
      <style:text-properties fo:color="#000000"/>
    </style:style>
    <style:style style:name="T36" style:parent-style-name="instrukce" style:family="text">
      <style:text-properties fo:color="#000000"/>
    </style:style>
    <style:style style:name="P37" style:parent-style-name="Nadpis1" style:family="paragraph">
      <style:text-properties fo:color="#000000"/>
    </style:style>
  </office:automatic-styles>
  <office:body>
    <office:text text:use-soft-page-breaks="true">
      <text:p text:style-name="P1"/>
      <text:p text:style-name="Normální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Normální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52/2024</text:p>
            <text:p text:style-name="Normální">KVOP-27870/2024</text:p>
            <text:p text:style-name="Normální">15. 07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<text:bookmark-start text:name="Text6"/>Vážený pan<text:bookmark-end text:name="Text6"/></text:p>
            <text:p text:style-name="Normální">R. S.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P17" text:outline-level="1"/>
      <text:h text:style-name="P18" text:outline-level="1">Sdělení o vyřízení žádosti o informace podle zákona č. 106/1999 Sb., o svobodném přístupu k informacím</text:h>
      <text:p text:style-name="P19">Vážený pane S.,</text:p>
      <text:p text:style-name="Základnítext"><text:span text:style-name="T20">dne 15. července 2024 obdržel veřejný ochránce práv Vaši žádost o informace. Žádáte o „zaslání veškerých knih či sešit</text:span><text:span text:style-name="T21">ů Vámi vydaných o vězeňství – vazbách.“</text:span></text:p>
      <text:p text:style-name="Základnítext"><text:span text:style-name="T22">Dáváme Vám tyto informace</text:span><text:span text:style-name="T23">:</text:span></text:p>
      <text:p text:style-name="Základnítext"><text:span text:style-name="T24">Zpráva z návštěv zařízení – vazební věznice, 2010 a</text:span></text:p>
      <text:p text:style-name="Základnítext"><text:span text:style-name="T25">Zpráva z návštěv zařízení – vazební věznice, 2022.</text:span></text:p>
      <text:p text:style-name="P26"/>
      <text:p text:style-name="P27">S pozdravem</text:p>
      <text:p text:style-name="P28"><text:span text:style-name="T29">JUDr. Pavel Pořízek, Ph.D.</text:span></text:p>
      <text:p text:style-name="P30">vedoucí Kanceláře veřejného ochránce práv</text:p>
      <text:p text:style-name="P31"/>
      <text:p text:style-name="P32"/>
      <text:p text:style-name="P33"/>
      <text:p text:style-name="P34">Příloha</text:p>
      <text:p text:style-name="Normální"><text:span text:style-name="T35">Zpráva z návštěv zařízení – vazební věznice, 2010</text:span></text:p>
      <text:p text:style-name="Normální"><text:span text:style-name="T36">Zpráva z návštěv zařízení – vazební věznice, 2022</text:span></text:p>
      <text:h text:style-name="P37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2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3" style:parent-style-name="Standardnípísmoodstavce" style:family="text">
      <style:text-properties style:use-window-font-color="true"/>
    </style:style>
    <style:style style:name="P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5" style:parent-style-name="Standardnípísmoodstavce" style:family="text">
      <style:text-properties style:font-name="CKGinisSmall" fo:font-size="18pt" style:font-size-asian="18pt" style:font-size-complex="18pt"/>
    </style:style>
    <style:style style:name="P6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7" style:parent-style-name="Standardnípísmoodstavce" style:family="text">
      <style:text-properties style:font-size-complex="11.5pt"/>
    </style:style>
    <style:style style:name="P8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2"><text:span text:style-name="T3"><text:page-number text:fixed="false">4</text:page-number></text:span></text:p>
      </style:footer>
    </style:master-page>
    <style:master-page style:next-style-name="MP0" style:name="MPF0" style:page-layout-name="PL0">
      <style:header>
        <text:p text:style-name="P4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5">*KVOPX00EMVAG*</text:span></text:p>
        <text:p text:style-name="P6"><text:span text:style-name="T7">KVOPX00EMVAG</text:span>KVOPX00EMVAG</text:p>
        <text:p text:style-name="P8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08-21T10:03:00Z</meta:creation-date>
    <dc:date>2024-08-21T10:05:00Z</dc:date>
    <meta:print-date>2024-07-15T14:14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04" meta:character-count="718" meta:row-count="5" meta:non-whitespace-character-count="615"/>
  </office:meta>
</office:document-meta>
</file>